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0.837cm" presentation:class="subtitle">
          <draw:text-box>
            <text:p text:style-name="P1"><text:span text:style-name="T1">Inicialização do Linux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o ligar o computador...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rimeiro software carregado é BIOS</text:p>
                <text:list>
                  <text:list-item>
                    <text:p>Conta memória RAM</text:p>
                  </text:list-item>
                  <text:list-item>
                    <text:p>Realiza checagem dos dispositovs instal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Depois de fazer seu trabalho a BIOS carrega um SO</text:p>
                <text:list>
                  <text:list-item>
                    <text:p>HD</text:p>
                  </text:list-item>
                  <text:list-item>
                    <text:p>CD/DVD</text:p>
                  </text:list-item>
                  <text:list-item>
                    <text:p>Pen drive</text:p>
                  </text:list-item>
                  <text:list-item>
                    <text:p>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oot em HD's</text:p>
          </draw:text-box>
        </draw:frame>
        <draw:frame presentation:style-name="pr4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É lido o primeiro setor: <text:span text:style-name="T2">MBR</text:span> (Master Boot Record)</text:p>
                <text:p/>
              </text:list-item>
              <text:list-item>
                <text:p>No MBR fica gravado o <text:span text:style-name="T2">gerenciador de boot</text:span>, que carrega o sistema.</text:p>
                <text:p/>
              </text:list-item>
              <text:list-item>
                <text:p>A partir desse gerenciador que é possível ter mais de um SO e a possibilidade de escolher entre e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erenciador de Boot /<text:line-break/>Gestor de Arranque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Linux</text:p>
                <text:list>
                  <text:list-item>
                    <text:p>Grub</text:p>
                  </text:list-item>
                  <text:list-item>
                    <text:p>Lilo</text:p>
                  </text:list-item>
                </text:list>
              </text:list-item>
              <text:list-item>
                <text:p>Windows</text:p>
                <text:list>
                  <text:list-item>
                    <text:p>NTLD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BR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MBR só comporta 1 gerenciador de boot</text:p>
                <text:p/>
              </text:list-item>
              <text:list-item>
                <text:p>Precisa planejar quando for instalar vários siste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BR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Ocupa só 1 setor do HD - 512 bytes</text:p>
                <text:list>
                  <text:list-item>
                    <text:p>Pequeno para armazenar todo gerenciador</text:p>
                  </text:list-item>
                  <text:list-item>
                    <text:p>Armazena um pequeno software bootstrap</text:p>
                    <text:p/>
                  </text:list-item>
                </text:list>
              </text:list-item>
              <text:list-item>
                <text:p>Bootstrap carrega o executável do gerenciador de boot em um ponto do H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Utiliza os primeiros 446 bytes</text:p>
                <text:p/>
              </text:list-item>
              <text:list-item>
                <text:p>66 restantes armazena a tabela de partições</text:p>
                <text:p>(onde começa e termina cada partiçã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Tabela de partiçõ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rogramas de particionamento, como o cfdisk, alteram as informações na tabela de partições</text:p>
                <text:p/>
              </text:list-item>
              <text:list-item>
                <text:p>Quando a tabela de partições é perdida ou danificada todas as partições desaparec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erenciador de Boot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esponsável por carregar o kernel, e partir deste todo sistema</text:p>
                <text:p/>
              </text:list-item>
              <text:list-item>
                <text:p>Lilo e grub consegue carregar o Windows ou outros SO's permitindo dual-boot ou multi-boot</text:p>
                <text:p/>
              </text:list-item>
              <text:list-item>
                <text:p>A maioria das distribuições atuais configuram isso automaticamente durante a instal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rub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Configurações do grub 2:</text:p>
                <text:list>
                  <text:list-item>
                    <text:p>/etc/default/grub</text:p>
                  </text:list-item>
                  <text:list-item>
                    <text:p>Atualizar: update-gr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vmlinuz</text:p>
          </draw:text-box>
        </draw:frame>
        <draw:frame presentation:style-name="pr4" draw:layer="layout" svg:width="24.599cm" svg:height="14.837cm" svg:x="2cm" svg:y="5.1cm" presentation:class="outline" presentation:user-transformed="true">
          <draw:text-box>
            <text:list text:style-name="L2">
              <text:list-item>
                <text:p>No inicio -&gt; kernel é um arquivo compactado e somente-leitura, o "/boot/vmlinuz"</text:p>
                <text:p/>
              </text:list-item>
              <text:list-item>
                <text:p>No início do boot -&gt; <text:s/>é descompactado em uma área reservada da memória RAM</text:p>
                <text:list>
                  <text:list-item>
                    <text:p>roda a partir da RAM, aproveitando o fato de que a memória RAM é muito mais rápida que o HD</text:p>
                  </text:list-item>
                  <text:list-item>
                    <text:p>Este executável principal do kernel só muda quando você recompila o kernel manualmente ou instala uma nov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ernel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rimeira ação: montar a partição raiz ( o barra “/” )</text:p>
                <text:list>
                  <text:list-item>
                    <text:p>O sistema está instalado no /, inicialmente como somente-leitura</text:p>
                    <text:p/>
                  </text:list-item>
                </text:list>
              </text:list-item>
              <text:list-item>
                <text:p>É carregado então o processo ini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Init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Software que inicia o boot normal do sistema</text:p>
                <text:list>
                  <text:list-item>
                    <text:p>lendo os scripts de inicialização</text:p>
                  </text:list-item>
                  <text:list-item>
                    <text:p>carregando os módulos e softwares especificados neles</text:p>
                  </text:list-item>
                </text:list>
              </text:list-item>
              <text:list-item>
                <text:p>O arquivo de configuração do init é o "/etc/inittab"</text:p>
                <text:list>
                  <text:list-item>
                    <text:p>geralmente o primeiro arquivo de configuração lido durante o 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Exemplo: cups</text:p>
          </draw:text-box>
        </draw:frame>
        <draw:frame presentation:style-name="pr4" draw:layer="layout" svg:width="24.599cm" svg:height="12.699cm" svg:x="2cm" svg:y="5.5cm" presentation:class="outline" presentation:user-transformed="true">
          <draw:text-box>
            <text:list text:style-name="L2">
              <text:list-item>
                <text:p>Cups: serviço que contrala impressão (local e de rede)</text:p>
                <text:p/>
              </text:list-item>
              <text:list-item>
                <text:p>Controlado através do script "/etc/init.d/cups</text:p>
                <text:p/>
              </text:list-item>
              <text:list-item>
                <text:p>Gerindo o serviço:</text:p>
                <text:list>
                  <text:list-item>
                    <text:p>etc/init.d/cups stop</text:p>
                  </text:list-item>
                  <text:list-item>
                    <text:p>/etc/init.d/cups 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erviço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As chamadas de start e stop podem ser utilizadas para outros serviços</text:p>
                <text:p/>
              </text:list-item>
              <text:list-item>
                <text:p>Ex: service stop cron</text:p>
                <text:p/>
              </text:list-item>
              <text:list-item>
                <text:p>Serviços ativos continuamente também são chamados de "daemons"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erviços ativados durante o boot</text:p>
          </draw:text-box>
        </draw:frame>
        <draw:frame presentation:style-name="pr4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O que determina se cada serviço vai ser ou não ativado durante o boot, não é o fato de estar ou não instalado</text:p>
                <text:p/>
              </text:list-item>
              <text:list-item>
                <text:p>Presença de um link simbólico criado dentro de uma das pastas de inicialização do sistema</text:p>
                <text:p/>
              </text:list-item>
              <text:list-item>
                <text:p>/etc/rcS.d/ → contém os serviços essenciais executados durante o 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/etc/init.d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Tudo que o init vai carregar é feito por meio de scripts que ficam em /etc/init.d </text:p>
                <text:p/>
              </text:list-item>
              <text:list-item>
                <text:p>Se vão ser carregados ou não, depende dos links presentes no /etc/rcS.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un Level'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3">Além da rcS.d, existem outras (rc5.d, rc.4...)</text:span></text:p>
                <text:p/>
              </text:list-item>
              <text:list-item>
                <text:p><text:span text:style-name="T3">Dentro delas contém um conjunto de scripts de inicialização</text:span></text:p>
                <text:p/>
              </text:list-item>
              <text:list-item>
                <text:p><text:span text:style-name="T3">Dessa maneira a distribuição pode ter vários pro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un Level's – No Debian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4">O padrão em muitas distros é o rc5, no Debian o rc2</text:span></text:p>
                <text:p><text:span text:style-name="T4"/></text:p>
              </text:list-item>
              <text:list-item>
                <text:p><text:span text:style-name="T4">Os run levels de 2 a 5 são iguais</text:span></text:p>
                <text:p><text:span text:style-name="T4"/></text:p>
              </text:list-item>
              <text:list-item>
                <text:p><text:span text:style-name="T4">Mais info's</text:span></text:p>
                <text:list>
                  <text:list-item>
                    <text:p><text:span text:style-name="T4">http://www.debian.org/doc/manuals/debian-reference/ch03.pt.html#_the_meaning_of_the_run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un Level'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Você pode modificá-los</text:p>
                <text:p/>
              </text:list-item>
              <text:list-item>
                <text:p>Incluir ou excluir referências a novos scripts</text:p>
                <text:p/>
              </text:list-item>
              <text:list-item>
                <text:p>Não é “caixa-preta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A inicialização nas distribuiçõe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É possível executar praticamente qualquer tipo de comando ou programa nesta etapa</text:p>
                <text:p/>
              </text:list-item>
              <text:list-item>
                <text:p>Passos executados durante o boot mudam de distribuição para distribui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Morimoto – Linux, Guia Prático</text:p>
                <text:p>(<text:a xlink:href="http://www.hardware.com.br/livros/linux/" xlink:type="simple">http://www.hardware.com.br/livros/linux/</text:a>)</text:p>
              </text:list-item>
              <text:list-item>
                <text:p>Manual do Debian:</text:p>
                <text:list>
                  <text:list-item>
                    <text:p>http://www.debian.org/doc/manuals/debian-reference/ch03.pt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9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6:17:21.470345464</dc:date>
    <meta:editing-duration>PT54M10S</meta:editing-duration>
    <meta:editing-cycles>22</meta:editing-cycles>
    <meta:generator>LibreOffice/4.2.4.2$Linux_X86_64 LibreOffice_project/63150712c6d317d27ce2db16eb94c2f3d7b699f8</meta:generator>
    <dc:creator>Kropotkin </dc:creator>
    <meta:document-statistic meta:object-count="123"/>
  </office:meta>
</office:document-meta>
</file>